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1" svg:font-family="'David CLM'" style:font-pitch="variable"/>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Heading_20_2">
      <style:text-properties officeooo:paragraph-rsid="03f4cd97"/>
    </style:style>
    <style:style style:name="P5" style:family="paragraph" style:parent-style-name="Text_20_body" style:list-style-name="L2">
      <style:text-properties officeooo:paragraph-rsid="03f4cd97"/>
    </style:style>
    <style:style style:name="P6" style:family="paragraph" style:parent-style-name="Text_20_body">
      <style:text-properties style:font-name="Consolas" fo:font-size="12pt" officeooo:rsid="051e40ea" officeooo:paragraph-rsid="051e40ea" style:font-size-asian="12pt" style:font-name-complex="David CLM1" style:font-size-complex="12pt"/>
    </style:style>
    <style:style style:name="P7" style:family="paragraph" style:parent-style-name="Text_20_body">
      <style:text-properties style:font-name="Consolas" fo:font-size="12pt" officeooo:rsid="05226119" officeooo:paragraph-rsid="05226119" style:font-size-asian="12pt" style:font-name-complex="David CLM1" style:font-size-complex="12pt"/>
    </style:style>
    <style:style style:name="P8" style:family="paragraph" style:parent-style-name="Text_20_body">
      <style:text-properties officeooo:rsid="051d334f" officeooo:paragraph-rsid="051d334f"/>
    </style:style>
    <style:style style:name="P9" style:family="paragraph" style:parent-style-name="Text_20_body" style:list-style-name="L3">
      <style:text-properties officeooo:rsid="051d334f" officeooo:paragraph-rsid="051d334f"/>
    </style:style>
    <style:style style:name="P10" style:family="paragraph" style:parent-style-name="Text_20_body">
      <style:text-properties officeooo:rsid="02d00e5f" officeooo:paragraph-rsid="04eeb64d"/>
    </style:style>
    <style:style style:name="P11" style:family="paragraph" style:parent-style-name="Text_20_body" style:list-style-name="L3">
      <style:text-properties officeooo:rsid="051e40ea" officeooo:paragraph-rsid="051e40ea"/>
    </style:style>
    <style:style style:name="P12" style:family="paragraph" style:parent-style-name="Text_20_body" style:list-style-name="L3">
      <style:text-properties officeooo:rsid="051e40ea" officeooo:paragraph-rsid="051f3d11"/>
    </style:style>
    <style:style style:name="P13" style:family="paragraph" style:parent-style-name="Text_20_body" style:list-style-name="L3">
      <style:text-properties officeooo:paragraph-rsid="051e8fb3"/>
    </style:style>
    <style:style style:name="P14" style:family="paragraph" style:parent-style-name="Text_20_body">
      <style:text-properties officeooo:paragraph-rsid="05226119"/>
    </style:style>
    <style:style style:name="P15" style:family="paragraph" style:parent-style-name="Text_20_body">
      <style:text-properties officeooo:rsid="052457e4" officeooo:paragraph-rsid="052457e4"/>
    </style:style>
    <style:style style:name="P16" style:family="paragraph" style:parent-style-name="Text_20_body" style:list-style-name="L3">
      <style:paragraph-properties fo:text-align="start" style:justify-single-word="false" style:writing-mode="lr-tb"/>
      <style:text-properties officeooo:paragraph-rsid="051e8fb3"/>
    </style:style>
    <style:style style:name="P17" style:family="paragraph" style:parent-style-name="Text_20_body" style:list-style-name="L3">
      <style:paragraph-properties fo:text-align="end" style:justify-single-word="false" style:writing-mode="rl-tb"/>
      <style:text-properties officeooo:paragraph-rsid="051e8fb3"/>
    </style:style>
    <style:style style:name="P18" style:family="paragraph" style:parent-style-name="Heading_20_1">
      <style:text-properties officeooo:rsid="051d334f" officeooo:paragraph-rsid="051d334f"/>
    </style:style>
    <style:style style:name="P19" style:family="paragraph" style:parent-style-name="Heading_20_2">
      <style:text-properties officeooo:rsid="052457e4" officeooo:paragraph-rsid="052457e4"/>
    </style:style>
    <style:style style:name="T1" style:family="text">
      <style:text-properties officeooo:rsid="033bd0c4"/>
    </style:style>
    <style:style style:name="T2" style:family="text">
      <style:text-properties officeooo:rsid="0453d4d8"/>
    </style:style>
    <style:style style:name="T3" style:family="text">
      <style:text-properties style:font-name="Consolas" fo:font-size="12pt" officeooo:rsid="05226119" style:font-size-asian="12pt" style:font-name-complex="David CLM1" style:font-size-complex="12pt"/>
    </style:style>
    <style:style style:name="T4" style:family="text">
      <style:text-properties officeooo:rsid="051e40ea"/>
    </style:style>
    <style:style style:name="T5" style:family="text">
      <style:text-properties officeooo:rsid="051e8fb3"/>
    </style:style>
    <style:style style:name="T6" style:family="text">
      <style:text-properties officeooo:rsid="051f3d1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זרמי קלט ופלט</text:h>
      <text:p text:style-name="P8">נלמד על זרמי קלט ופלט (iostreams) בספריה התקנית של ++C. זה גם נושא חשוב ושימושי בפני עצמו, וגם דוגמה מעולה לירושה רגילה וכפולה והעמסת אופרטורים.</text:p>
      <text:p text:style-name="Heading_20_2">היררכיית הזרמים</text:p>
      <text:p text:style-name="P8">הספריה התקנית של ++C מגדירה היררכיה שלמה של זרמי קלט ופלט (ראו תרשים במצגת). לצורך הדיון נתמקד במחלקות העיקריות:</text:p>
      <text:list xml:id="list2818997912" text:style-name="L3">
        <text:list-item>
          <text:p text:style-name="P9">בשורש של עץ הירושה נמצאת המחלקה ios_base והיורשת שלה – ios. המחלקות האלו כוללות משתנים המשותפים לכל הזרמים, כגון: הפורמט ורמת הדיוק של מספרים ממשיים.</text:p>
        </text:list-item>
        <text:list-item>
          <text:p text:style-name="P9">יורשות ממנה המחלקות istream – זרם קלט, ו-ostream – זרם פלט.</text:p>
        </text:list-item>
        <text:list-item>
          <text:p text:style-name="P9">המחלקה iostream מייצגת זרם <text:span text:style-name="T4">אשר </text:span>יכול לשמש גם לקלט וגם לפלט. היא יורשת גם מ istream וגם מ ostream – זו דוגמה לירושה כפולה (אחת הדוגמאות היחידות לירושה כפולה שהיא גם שימושית – בדרך-כלל ירושה כפולה נחשבת לבעייתית ולא שימושית במיוחד).</text:p>
        </text:list-item>
        <text:list-item>
          <text:p text:style-name="P11">מהמחלקה istream יורש<text:span text:style-name="T6">ות</text:span> כמה <text:span text:style-name="T6">מחלקות שונות</text:span> של זרמי קלט, במיוחד ifstream (קלט מקובץ) ו istringstream (קלט ממחרוזת). <text:span text:style-name="T5">כמו כן, המשתנה cin המשמש לקלט מהמקלדת הוא מסוג זה.</text:span></text:p>
        </text:list-item>
        <text:list-item>
          <text:p text:style-name="P12">מהמחלקה <text:span text:style-name="T5">o</text:span>stream יורש<text:span text:style-name="T6">ות</text:span> כמה <text:span text:style-name="T6">מחלקות שונות</text:span> של זרמי <text:span text:style-name="T5">פלט</text:span>, במיוחד <text:span text:style-name="T5">o</text:span>fstream (<text:span text:style-name="T5">פלט ל</text:span>קובץ) ו <text:span text:style-name="T5">o</text:span>stringstream (<text:span text:style-name="T5">פלט ל</text:span>מחרוזת). <text:span text:style-name="T5">כמו כן, המשתנה cout המשמש לפלט למסך הוא מסוג זה. גם המשתנה cerr משמש לקלט למסך.</text:span></text:p>
          <text:list>
            <text:list-item>
              <text:p text:style-name="P13"><text:span text:style-name="T5">מה ההבדל? – ההבדל הוא ברמת מערכת ההפעלה: מערכת ההפעלה מקצה לכל תוכנית זרם-קלט אחד (נקרא גם "קלט תקני" או stdin), ושני זרמי-קלט (נקראים גם "פלט תקני" או stdout, ו"פלט-שגיאה תקני" או stderr). <text:s/>כשמריצים תוכנית בלינוקס, ניתן להפנות את הפלט התקני לקובץ אחד ואת פלט-השגיאה התקני לקובץ אחר. למשל, בפקודות הבאות:</text:span></text:p>
            </text:list-item>
            <text:list-item>
              <text:p text:style-name="P16"><text:span text:style-name="T5">./a.out</text:span></text:p>
            </text:list-item>
            <text:list-item>
              <text:p text:style-name="P16"><text:span text:style-name="T5">./a.out &gt; out.txt</text:span></text:p>
            </text:list-item>
            <text:list-item>
              <text:p text:style-name="P16"><text:span text:style-name="T5">./a.out 2&gt; err.txt</text:span></text:p>
            </text:list-item>
            <text:list-item>
              <text:p text:style-name="P16"><text:span text:style-name="T5">./a.out &gt; out.txt 2&gt; out.txt</text:span></text:p>
            </text:list-item>
          </text:list>
        </text:list-item>
        <text:list-item>
          <text:p text:style-name="P17"><text:span text:style-name="T5">הפקודה הראשונה כותבת גם את הפלט התקני וגם את פלט-השגיאה התקני למסך. הפקודה השניה כותבת את הפלט התקני לקובץ, ואת פלט-השגיאה התקני למסך (שימושי כשיש הרבה פלט שלא רוצים לראות על המסך אלא לשמור בקובץ לעיון מאוחר יותר, אבל עדיין רוצים שהודעות-שגיאה יגיעו למסך באופן מיידי). הפקודה השלישית כותבת את פלט-השגיאה התקני לקובץ ואת הפלט הרגיל למסך, והפקודה הרביעית כותבת את שני סוגי הפלטים לשני קבצים שונים.</text:span></text:p>
        </text:list-item>
        <text:list-item>
          <text:p text:style-name="P17"><text:span text:style-name="T6">מהמחלקה iostream יורשות כמה מחלקות שונות של זרמים המשמשים גם לקלט וגם לפלט, למשל fstream, stringstream.<text:line-break/></text:span></text:p>
        </text:list-item>
      </text:list>
      <text:p text:style-name="P6">דוגמאות לשימוש בזרמים השונים ניתן למצוא בתיקיה 2.</text:p>
      <text:p text:style-name="Heading_20_2">מניפולטורים</text:p>
      <text:p text:style-name="P7">אפשר "לכתוב" לזרמים גם עצמים מיוחדים שנקראים "מניפולטורים" – io manipulators. כשכותבים עצם כזה, למשל, ל-cout, לא מודפס שום דבר למסך, אלא המצב של הזרם cout משתנה. למשל, אפשר "להדפיס" לשם עצם שנקרא setprecision, המשנה את רמת-הדיוק בכתיבת מספרים ממשיים (ראו דוגמה בתיקיה 3).</text:p>
      <text:p text:style-name="P14"><text:span text:style-name="T3">איך זה עובד? פשוט, ע"י העמסת אופרטורים! ראו את קוד המקור כאן: <text:s/></text:span><text:a xlink:type="simple" xlink:href="http://cs.brown.edu/~jwicks/libstdc++/html_user/iomanip-source.html" text:style-name="Internet_20_link" text:visited-style-name="Visited_20_Internet_20_Link"><text:span text:style-name="T3">http://cs.brown.edu/~jwicks/libstdc++/html_user/iomanip-source.html</text:span></text:a><text:span text:style-name="T3"> <text:s/>.</text:span></text:p>
      <text:p text:style-name="P14"><text:span text:style-name="T3"/></text:p>
      <text:p text:style-name="P19">קבצים בינריים</text:p>
      <text:p text:style-name="P15">עד עכשיו עבדנו עם קבצי טקסט, שבהם כל בית מייצג (בדרך-כלל) אות קריאה ע"י אדם. יש גם קבצים בינריים, המשמשים למשל לייצוג תמונות. ישנן דרכים רבות לייצג תמונה בקובץ. ברמה הבסיסית ביותר, כדי לייצג תמונה צריך לייצג את עוצמת האור בפיקסלים של התמונה. נחשוב לדוגמה על תמונה בגווני אפור. לכל פיקסל יש, נניח, 256 גוונים אפשריים של אפור – מ-0 (שחור) ל-255 (לבן). <text:s/>יכולנו לייצג את התמונה כקובץ טקסט ובו רשימה של מספרים מופרדים בפסיקים, אבל זה מאד בזבזני. מקובל יותר לייצג תמונה כקובץ בינרי ובו כל בית מייצג פיקסל אחד, באופן דחוס.</text:p>
      <text:p text:style-name="P15">אם רוצים לייצג תמונה צבעונית, אפשר לייצג כל פיקסל בעזרת שלושה בתים, שכל אחד מהם מייצג את עוצמת האור בערוץ-צבע אחר (למשל: אדום, ירוק, כחול). ישנן דרכים רבות לעשות זאת, והן מעבר להיקף של קורס זה. אנחנו לומדים על הנושא רק כדוגמה לשימוש בקובץ בינארי. בתיקיה 5 ניתן למצוא דוגמה לקובץ-תמונה בפורמט פשוט ביותר – פורמט ppm. שימו לב איך התמונה נוצרת באופן אוטומטי ע"י נוסחה בתוך מערך בזיכרון, ואיך היא נשמרת לקובץ בפעולה אחת write.</text:p>
      <text:p text:style-name="P15"/>
      <text:p text:style-name="P4">מקורות</text:p>
      <text:list xml:id="list2640883207" text:style-name="L2">
        <text:list-item>
          <text:p text:style-name="P5">מצג<text:span text:style-name="T2">ו</text:span>ת של<text:span text:style-name="T1"> </text:span>אופיר פלא<text:span text:style-name="T2"> ומירי בן-ניסן.</text:span></text:p>
        </text:list-item>
      </text:list>
      <text:p text:style-name="P10"/>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1" svg:font-family="'David CLM'" style:font-pitch="variable"/>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4-29T10:42:43.761889063</dc:date>
    <meta:editing-duration>P12DT6H38M32S</meta:editing-duration>
    <meta:editing-cycles>1196</meta:editing-cycles>
    <meta:document-statistic meta:table-count="0" meta:image-count="0" meta:object-count="0" meta:page-count="1" meta:paragraph-count="28" meta:word-count="591" meta:character-count="3455" meta:non-whitespace-character-count="2891"/>
  </office:meta>
</office:document-meta>
</file>